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523cm" table:align="left"/>
    </style:style>
    <style:style style:name="Tabela1.A" style:family="table-column">
      <style:table-column-properties style:column-width="2cm"/>
    </style:style>
    <style:style style:name="Tabela1.B" style:family="table-column">
      <style:table-column-properties style:column-width="4.662cm"/>
    </style:style>
    <style:style style:name="Tabela1.C" style:family="table-column">
      <style:table-column-properties style:column-width="1.785cm"/>
    </style:style>
    <style:style style:name="Tabela1.D" style:family="table-column">
      <style:table-column-properties style:column-width="2.07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L3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📘 Aula 03 – Operadores Aritméticos e Expressões</text:h>
      <text:h text:style-name="Heading_20_2" text:outline-level="2">🔹 Operadores básicos em Python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Operador</text:p>
            </table:table-cell>
            <table:table-cell table:style-name="Tabela1.A1" office:value-type="string">
              <text:p text:style-name="Table_20_Heading">Nome</text:p>
            </table:table-cell>
            <table:table-cell table:style-name="Tabela1.A1" office:value-type="string">
              <text:p text:style-name="Table_20_Heading">Exemplo</text:p>
            </table:table-cell>
            <table:table-cell table:style-name="Tabela1.A1" office:value-type="string">
              <text:p text:style-name="Table_20_Heading">Resultad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+</text:span></text:p>
          </table:table-cell>
          <table:table-cell table:style-name="Tabela1.A1" office:value-type="string">
            <text:p text:style-name="Table_20_Contents">Adição</text:p>
          </table:table-cell>
          <table:table-cell table:style-name="Tabela1.A1" office:value-type="string">
            <text:p text:style-name="Table_20_Contents"><text:span text:style-name="Source_20_Text">5 + 2</text:span></text:p>
          </table:table-cell>
          <table:table-cell table:style-name="Tabela1.A1" office:value-type="string">
            <text:p text:style-name="Table_20_Contents"><text:span text:style-name="Source_20_Text">7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-</text:span></text:p>
          </table:table-cell>
          <table:table-cell table:style-name="Tabela1.A1" office:value-type="string">
            <text:p text:style-name="Table_20_Contents">Subtração</text:p>
          </table:table-cell>
          <table:table-cell table:style-name="Tabela1.A1" office:value-type="string">
            <text:p text:style-name="Table_20_Contents"><text:span text:style-name="Source_20_Text">5 - 2</text:span></text:p>
          </table:table-cell>
          <table:table-cell table:style-name="Tabela1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*</text:span></text:p>
          </table:table-cell>
          <table:table-cell table:style-name="Tabela1.A1" office:value-type="string">
            <text:p text:style-name="Table_20_Contents">Multiplicação</text:p>
          </table:table-cell>
          <table:table-cell table:style-name="Tabela1.A1" office:value-type="string">
            <text:p text:style-name="Table_20_Contents"><text:span text:style-name="Source_20_Text">5 * 2</text:span></text:p>
          </table:table-cell>
          <table:table-cell table:style-name="Tabela1.A1" office:value-type="string">
            <text:p text:style-name="Table_20_Contents"><text:span text:style-name="Source_20_Text">10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/</text:span></text:p>
          </table:table-cell>
          <table:table-cell table:style-name="Tabela1.A1" office:value-type="string">
            <text:p text:style-name="Table_20_Contents">Divisão real</text:p>
          </table:table-cell>
          <table:table-cell table:style-name="Tabela1.A1" office:value-type="string">
            <text:p text:style-name="Table_20_Contents"><text:span text:style-name="Source_20_Text">5 / 2</text:span></text:p>
          </table:table-cell>
          <table:table-cell table:style-name="Tabela1.A1" office:value-type="string">
            <text:p text:style-name="Table_20_Contents"><text:span text:style-name="Source_20_Text">2.5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//</text:span></text:p>
          </table:table-cell>
          <table:table-cell table:style-name="Tabela1.A1" office:value-type="string">
            <text:p text:style-name="Table_20_Contents">Divisão inteira</text:p>
          </table:table-cell>
          <table:table-cell table:style-name="Tabela1.A1" office:value-type="string">
            <text:p text:style-name="Table_20_Contents"><text:span text:style-name="Source_20_Text">5 // 2</text:span></text:p>
          </table:table-cell>
          <table:table-cell table:style-name="Tabe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%</text:span></text:p>
          </table:table-cell>
          <table:table-cell table:style-name="Tabela1.A1" office:value-type="string">
            <text:p text:style-name="Table_20_Contents">Resto da divisão (módulo)</text:p>
          </table:table-cell>
          <table:table-cell table:style-name="Tabela1.A1" office:value-type="string">
            <text:p text:style-name="Table_20_Contents"><text:span text:style-name="Source_20_Text">5 % 2</text:span></text:p>
          </table:table-cell>
          <table:table-cell table:style-name="Tabe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a1.A1" office:value-type="string">
            <text:p text:style-name="Table_20_Contents"><text:span text:style-name="Source_20_Text">**</text:span></text:p>
          </table:table-cell>
          <table:table-cell table:style-name="Tabela1.A1" office:value-type="string">
            <text:p text:style-name="Table_20_Contents">Potência</text:p>
          </table:table-cell>
          <table:table-cell table:style-name="Tabela1.A1" office:value-type="string">
            <text:p text:style-name="Table_20_Contents"><text:span text:style-name="Source_20_Text">5 ** 2</text:span></text:p>
          </table:table-cell>
          <table:table-cell table:style-name="Tabela1.A1" office:value-type="string">
            <text:p text:style-name="Table_20_Contents"><text:span text:style-name="Source_20_Text">25</text:span></text:p>
          </table:table-cell>
        </table:table-row>
      </table:table>
      <text:p text:style-name="Text_20_body">📌 Dica: também existe a função <text:span text:style-name="Strong_20_Emphasis"><text:span text:style-name="Source_20_Text">pow(base, expoente)</text:span></text:span> para calcular potência.<text:line-break/>Exemplo: <text:span text:style-name="Source_20_Text">pow(5, 2)</text:span> → <text:span text:style-name="Source_20_Text">25</text:span>.</text:p>
      <text:p text:style-name="Horizontal_20_Line"/>
      <text:h text:style-name="Heading_20_2" text:outline-level="2">🔹 Ordem de precedência</text:h>
      <text:p text:style-name="Text_20_body">O Python segue a ordem <text:span text:style-name="Strong_20_Emphasis">PEMDAS</text:span> (Parênteses, Expoentes, Multiplicação/Divisão, Adição/Subtração):</text:p>
      <text:list text:style-name="L1">
        <text:list-item>
          <text:p text:style-name="P1"><text:span text:style-name="Source_20_Text">()</text:span> → parênteses</text:p>
        </text:list-item>
        <text:list-item>
          <text:p text:style-name="P1"><text:span text:style-name="Source_20_Text">**</text:span> → potência</text:p>
        </text:list-item>
        <text:list-item>
          <text:p text:style-name="P1"><text:span text:style-name="Source_20_Text">*</text:span>, <text:span text:style-name="Source_20_Text">/</text:span>, <text:span text:style-name="Source_20_Text">//</text:span>, <text:span text:style-name="Source_20_Text">%</text:span> → multiplicação/divisão/módulo</text:p>
        </text:list-item>
        <text:list-item>
          <text:p text:style-name="P1"><text:span text:style-name="Source_20_Text">+</text:span>, <text:span text:style-name="Source_20_Text">-</text:span> → adição/subtração</text:p>
        </text:list-item>
      </text:list>
      <text:p text:style-name="Text_20_body">📌 Exemplo:</text:p>
      <text:p text:style-name="P2"><text:span text:style-name="Source_20_Text">print(5 + 3 * 2) <text:s text:c="5"/># 11</text:span></text:p>
      <text:p text:style-name="P3"><text:span text:style-name="Source_20_Text">print((5 + 3) * 2) <text:s text:c="3"/># 16</text:span></text:p>
      <text:p text:style-name="Horizontal_20_Line"/>
      <text:h text:style-name="Heading_20_2" text:outline-level="2">🔹 Operadores com strings</text:h>
      <text:list text:style-name="L2">
        <text:list-item>
          <text:p text:style-name="P4">Concatenação (<text:span text:style-name="Source_20_Text">+</text:span>) → junta textos.</text:p>
        </text:list-item>
        <text:list-item>
          <text:p text:style-name="P4">Repetição (<text:span text:style-name="Source_20_Text">*</text:span>) → repete o texto.</text:p>
        </text:list-item>
      </text:list>
      <text:p text:style-name="Text_20_body">Exemplo:</text:p>
      <text:p text:style-name="P2"><text:span text:style-name="Source_20_Text">print("oi" + "ola") <text:s/># "oiola"</text:span></text:p>
      <text:p text:style-name="P3"><text:span text:style-name="Source_20_Text">print("oi" * 5) <text:s text:c="5"/># "oioioioioi"</text:span></text:p>
      <text:p text:style-name="Horizontal_20_Line"/>
      <text:h text:style-name="Heading_20_2" text:outline-level="2"><text:soft-page-break/>🔹 Formatação de strings com <text:span text:style-name="Source_20_Text">.format()</text:span></text:h>
      <text:p text:style-name="Text_20_body">O método <text:span text:style-name="Source_20_Text">.format()</text:span> permite controlar alinhamento e espaços:</text:p>
      <text:p text:style-name="P2"><text:span text:style-name="Source_20_Text">nome = "Marcelo"</text:span></text:p>
      <text:p text:style-name="P5"><text:span text:style-name="Source_20_Text">print("Prazer em te conhecer {:20}!".format(nome)) <text:s text:c="2"/># alinhado à esquerda</text:span></text:p>
      <text:p text:style-name="P5"><text:span text:style-name="Source_20_Text">print("Prazer em te conhecer {:&gt;20}!".format(nome)) <text:s/># alinhado à direita</text:span></text:p>
      <text:p text:style-name="P5"><text:span text:style-name="Source_20_Text">print("Prazer em te conhecer {:^20}!".format(nome)) <text:s/># centralizado</text:span></text:p>
      <text:p text:style-name="P3"><text:span text:style-name="Source_20_Text">print("Prazer em te conhecer {:=^20}!".format(nome)) # centralizado com "="</text:span></text:p>
      <text:p text:style-name="Horizontal_20_Line"/>
      <text:h text:style-name="Heading_20_2" text:outline-level="2">🛠️ Funções úteis para cálculos</text:h>
      <text:p text:style-name="Text_20_body">Além dos operadores básicos, o Python tem a biblioteca <text:span text:style-name="Source_20_Text">math</text:span> com funções matemáticas avançadas:</text:p>
      <text:p text:style-name="P2"><text:span text:style-name="Source_20_Text">import math</text:span></text:p>
      <text:p text:style-name="P5"/>
      <text:p text:style-name="P5"><text:span text:style-name="Source_20_Text">print(math.sqrt(25)) <text:s text:c="2"/># raiz quadrada → 5.0</text:span></text:p>
      <text:p text:style-name="P5"><text:span text:style-name="Source_20_Text">print(math.pow(2, 3)) <text:s/># potência → 8.0</text:span></text:p>
      <text:p text:style-name="P5"><text:span text:style-name="Source_20_Text">print(math.factorial(5)) # fatorial → 120</text:span></text:p>
      <text:p text:style-name="P5"><text:span text:style-name="Source_20_Text">print(math.ceil(3.2)) <text:s/># arredonda pra cima → 4</text:span></text:p>
      <text:p text:style-name="P5"><text:span text:style-name="Source_20_Text">print(math.floor(3.8)) # arredonda pra baixo → 3</text:span></text:p>
      <text:p text:style-name="P5"><text:span text:style-name="Source_20_Text">print(math.trunc(3.9)) # corta casas decimais → 3</text:span></text:p>
      <text:p text:style-name="P5"><text:span text:style-name="Source_20_Text">print(math.pi) <text:s text:c="8"/># valor de PI</text:span></text:p>
      <text:p text:style-name="P3"><text:span text:style-name="Source_20_Text">print(math.e) <text:s text:c="9"/># número de Euler</text:span></text:p>
      <text:p text:style-name="Horizontal_20_Line"/>
      <text:h text:style-name="Heading_20_2" text:outline-level="2">📝 Exercícios da Aula 03</text:h>
      <text:h text:style-name="Heading_20_3" text:outline-level="3">01 – Soma, subtração, multiplicação, divisão</text:h>
      <text:p text:style-name="P2"><text:span text:style-name="Source_20_Text">n1 = int(input("Digite um número: "))</text:span></text:p>
      <text:p text:style-name="P5"><text:span text:style-name="Source_20_Text">n2 = int(input("Digite outro número: "))</text:span></text:p>
      <text:p text:style-name="P5"/>
      <text:p text:style-name="P5"><text:span text:style-name="Source_20_Text">print("Soma:", n1 + n2)</text:span></text:p>
      <text:p text:style-name="P5"><text:span text:style-name="Source_20_Text">print("Subtração:", n1 - n2)</text:span></text:p>
      <text:p text:style-name="P5"><text:span text:style-name="Source_20_Text">print("Multiplicação:", n1 * n2)</text:span></text:p>
      <text:p text:style-name="P3"><text:span text:style-name="Source_20_Text">print("Divisão:", n1 / n2)</text:span></text:p>
      <text:p text:style-name="Horizontal_20_Line"/>
      <text:h text:style-name="Heading_20_3" text:outline-level="3">02 – Antecessor e Sucessor</text:h>
      <text:p text:style-name="P2"><text:span text:style-name="Source_20_Text">n = int(input("Digite um número: "))</text:span></text:p>
      <text:p text:style-name="P3"><text:span text:style-name="Source_20_Text">print("O antecessor é {} e o sucessor é {}".format(n-1, n+1))</text:span></text:p>
      <text:p text:style-name="Horizontal_20_Line"/>
      <text:h text:style-name="Heading_20_3" text:outline-level="3">03 – Dobro, triplo e raiz quadrada</text:h>
      <text:p text:style-name="P2"><text:span text:style-name="Source_20_Text">n = int(input("Digite um número: "))</text:span></text:p>
      <text:p text:style-name="P5"><text:span text:style-name="Source_20_Text">print("Dobro:", n*2)</text:span></text:p>
      <text:p text:style-name="P5"><text:span text:style-name="Source_20_Text">print("Triplo:", n*3)</text:span></text:p>
      <text:p text:style-name="P3"><text:span text:style-name="Source_20_Text">print("Raiz quadrada:", n**0.5)</text:span></text:p>
      <text:p text:style-name="Horizontal_20_Line"><text:soft-page-break/></text:p>
      <text:h text:style-name="Heading_20_3" text:outline-level="3">04 – Média de notas</text:h>
      <text:p text:style-name="P2"><text:span text:style-name="Source_20_Text">n1 = float(input("Nota 1: "))</text:span></text:p>
      <text:p text:style-name="P5"><text:span text:style-name="Source_20_Text">n2 = float(input("Nota 2: "))</text:span></text:p>
      <text:p text:style-name="P5"><text:span text:style-name="Source_20_Text">media = (n1 + n2) / 2</text:span></text:p>
      <text:p text:style-name="P3"><text:span text:style-name="Source_20_Text">print("A média é {:.1f}".format(media))</text:span></text:p>
      <text:p text:style-name="Horizontal_20_Line"/>
      <text:h text:style-name="Heading_20_3" text:outline-level="3">05 – Conversão de medidas</text:h>
      <text:p text:style-name="P2"><text:span text:style-name="Source_20_Text">m = float(input("Digite o valor em metros: "))</text:span></text:p>
      <text:p text:style-name="P3"><text:span text:style-name="Source_20_Text">print("{}m em centímetros: {}cm e em milímetros: {}mm".format(m, m*100, m*1000))</text:span></text:p>
      <text:p text:style-name="Horizontal_20_Line"/>
      <text:h text:style-name="Heading_20_3" text:outline-level="3">06 – Tabuada</text:h>
      <text:p text:style-name="P2"><text:span text:style-name="Source_20_Text">n = int(input("Digite um número para ver a tabuada: "))</text:span></text:p>
      <text:p text:style-name="P5"><text:span text:style-name="Source_20_Text">for i in range(0, 11):</text:span></text:p>
      <text:p text:style-name="P3"><text:span text:style-name="Source_20_Text"><text:s text:c="4"/>print("{} x {} = {}".format(n, i, n*i))</text:span></text:p>
      <text:p text:style-name="Horizontal_20_Line"/>
      <text:h text:style-name="Heading_20_3" text:outline-level="3">07 – Conversor de moedas</text:h>
      <text:p text:style-name="P2"><text:span text:style-name="Source_20_Text">real = float(input("Quanto você tem na carteira? R$"))</text:span></text:p>
      <text:p text:style-name="P5"><text:span text:style-name="Source_20_Text">dolar = real / 5.35 <text:s text:c="2"/># valor pode ser atualizado</text:span></text:p>
      <text:p text:style-name="P3"><text:span text:style-name="Source_20_Text">print("Com R${:.2f} você pode comprar US${:.2f}".format(real, dolar))</text:span></text:p>
      <text:p text:style-name="Horizontal_20_Line"/>
      <text:h text:style-name="Heading_20_3" text:outline-level="3">08 – Pintura de parede</text:h>
      <text:p text:style-name="P2"><text:span text:style-name="Source_20_Text">larg = float(input("Largura da parede (m): "))</text:span></text:p>
      <text:p text:style-name="P5"><text:span text:style-name="Source_20_Text">alt = float(input("Altura da parede (m): "))</text:span></text:p>
      <text:p text:style-name="P5"><text:span text:style-name="Source_20_Text">area = larg * alt</text:span></text:p>
      <text:p text:style-name="P5"><text:span text:style-name="Source_20_Text">litros = area / 2</text:span></text:p>
      <text:p text:style-name="P3"><text:span text:style-name="Source_20_Text">print("Área = {}m². Você precisará de {} litros de tinta.".format(area, litros))</text:span></text:p>
      <text:p text:style-name="Horizontal_20_Line"/>
      <text:h text:style-name="Heading_20_3" text:outline-level="3">09 – Desconto no produto</text:h>
      <text:p text:style-name="P2"><text:span text:style-name="Source_20_Text">preco = float(input("Preço do produto: R$"))</text:span></text:p>
      <text:p text:style-name="P5"><text:span text:style-name="Source_20_Text">novo = preco * 0.95</text:span></text:p>
      <text:p text:style-name="P3"><text:span text:style-name="Source_20_Text">print("O produto de R${:.2f} com 5% de desconto sai por R${:.2f}".format(preco, novo))</text:span></text:p>
      <text:p text:style-name="Horizontal_20_Line"/>
      <text:h text:style-name="Heading_20_3" text:outline-level="3">10 – Aumento de salário</text:h>
      <text:p text:style-name="P2"><text:span text:style-name="Source_20_Text">salario = float(input("Salário atual: R$"))</text:span></text:p>
      <text:p text:style-name="P5"><text:span text:style-name="Source_20_Text">novo = salario * 1.15</text:span></text:p>
      <text:p text:style-name="P3"><text:span text:style-name="Source_20_Text">print("Com aumento de 15%, o novo salário será R${:.2f}".format(novo))</text:span></text:p>
      <text:p text:style-name="Horizontal_20_Line"><text:soft-page-break/></text:p>
      <text:h text:style-name="Heading_20_2" text:outline-level="2">✅ Resumo da Aula 03</text:h>
      <text:h text:style-name="Heading_20_3" text:outline-level="3">🔹 Operadores aritméticos:</text:h>
      <text:p text:style-name="Text_20_body">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//</text:span>, <text:span text:style-name="Source_20_Text">%</text:span>, <text:span text:style-name="Source_20_Text">**</text:span>, <text:span text:style-name="Source_20_Text">pow()</text:span></text:p>
      <text:h text:style-name="Heading_20_3" text:outline-level="3">🔹 Funções úteis (módulo math):</text:h>
      <text:p text:style-name="Text_20_body"><text:span text:style-name="Source_20_Text">sqrt()</text:span>, <text:span text:style-name="Source_20_Text">pow()</text:span>, <text:span text:style-name="Source_20_Text">factorial()</text:span>, <text:span text:style-name="Source_20_Text">ceil()</text:span>, <text:span text:style-name="Source_20_Text">floor()</text:span>, <text:span text:style-name="Source_20_Text">trunc()</text:span>, <text:span text:style-name="Source_20_Text">pi</text:span>, <text:span text:style-name="Source_20_Text">e</text:span></text:p>
      <text:h text:style-name="Heading_20_3" text:outline-level="3">🔹 Extras:</text:h>
      <text:list text:style-name="L3">
        <text:list-item>
          <text:p text:style-name="P6">Ordem de precedência</text:p>
        </text:list-item>
        <text:list-item>
          <text:p text:style-name="P6">Operadores com strings (+ e *)</text:p>
        </text:list-item>
        <text:list-item>
          <text:p text:style-name="P6">Formatação com <text:span text:style-name="Source_20_Text">.format(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3:10:20.006371100</meta:creation-date>
    <dc:date>2025-09-15T13:13:04.128326500</dc:date>
    <meta:editing-duration>PT2M44S</meta:editing-duration>
    <meta:editing-cycles>1</meta:editing-cycles>
    <meta:document-statistic meta:table-count="1" meta:image-count="0" meta:object-count="0" meta:page-count="4" meta:paragraph-count="123" meta:word-count="591" meta:character-count="3607" meta:non-whitespace-character-count="3094"/>
    <meta:generator>LibreOffice/25.8.1.1$Windows_X86_64 LibreOffice_project/54047653041915e595ad4e45cccea684809c77b5</meta:generator>
  </office:meta>
</office:document-meta>
</file>